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Loade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uginLoader.loadPlugins( final Class &lt; T &gt; plugi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luginLoader.loadPlugin( final Class &lt; PreferredT &gt; preferredPluginType , final Class &lt; AlternateType &gt; alternatePlugin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luginLoader.PluginLoader( PluginSwitch pluginSwi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Loader.loadPlugin( final Class &lt; T &gt; plugi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Loader.PluginLoader( PluginSwitch pluginSwitch , String ...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Loader.PluginLoader( DefaultMockitoPlugins plugins , PluginInitializer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